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25-01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24-02-0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23-01-2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22-01-2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20-0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9-01-2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8-01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7-01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8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7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6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5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5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101</text:p>
          </table:table-cell>
          <table:table-cell office:value-type="string" calcext:value-type="string">
            <text:p>Olmito Quad</text:p>
          </table:table-cell>
          <table:table-cell office:value-type="string" calcext:value-type="string">
            <text:p>195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